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376c" officeooo:paragraph-rsid="0009376c"/>
    </style:style>
    <style:style style:name="P2" style:family="paragraph" style:parent-style-name="Standard">
      <style:paragraph-properties fo:text-align="start" style:justify-single-word="false"/>
      <style:text-properties officeooo:rsid="0009376c" officeooo:paragraph-rsid="0009376c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376c" officeooo:paragraph-rsid="000937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ntheses Balance checking</text:p>
      <text:p text:style-name="P1"/>
      <text:p text:style-name="P2">Code:</text:p>
      <text:p text:style-name="P2"/>
      <text:p text:style-name="P2">#include &lt;stdio.h&gt;</text:p>
      <text:p text:style-name="P2">#define MAX 100</text:p>
      <text:p text:style-name="P2">int st[MAX],top=-1;</text:p>
      <text:p text:style-name="P2"/>
      <text:p text:style-name="P2">void push(int d){</text:p>
      <text:p text:style-name="P2"><text:s text:c="4"/>st[++top]=d;</text:p>
      <text:p text:style-name="P2">}</text:p>
      <text:p text:style-name="P2"/>
      <text:p text:style-name="P2">char pop(){</text:p>
      <text:p text:style-name="P2"><text:s text:c="4"/>int item;</text:p>
      <text:p text:style-name="P2"><text:s text:c="4"/>if(top!=-1){</text:p>
      <text:p text:style-name="P2"><text:s text:c="8"/>item=st[top--];</text:p>
      <text:p text:style-name="P2"><text:s text:c="8"/>return item;</text:p>
      <text:p text:style-name="P2"><text:s text:c="4"/>}</text:p>
      <text:p text:style-name="P2">}</text:p>
      <text:p text:style-name="P2"/>
      <text:p text:style-name="P2">int main(){</text:p>
      <text:p text:style-name="P2"><text:s text:c="4"/>char *e,exp[MAX];</text:p>
      <text:p text:style-name="P2"><text:s text:c="4"/>printf("\nEnter the expression:");</text:p>
      <text:p text:style-name="P2"><text:s text:c="4"/>scanf("%s",exp);</text:p>
      <text:p text:style-name="P2"><text:s text:c="4"/>e=exp;</text:p>
      <text:p text:style-name="P2"><text:s text:c="4"/>int x,f=0;</text:p>
      <text:p text:style-name="P2"><text:s text:c="4"/>while(*e!='\0'){</text:p>
      <text:p text:style-name="P2"><text:s text:c="8"/>if(*e=='('||*e=='{'||*e=='['){</text:p>
      <text:p text:style-name="P2"><text:s text:c="12"/>push(*e);</text:p>
      <text:p text:style-name="P2"><text:s text:c="8"/>}</text:p>
      <text:p text:style-name="P2"><text:s text:c="8"/>else{</text:p>
      <text:p text:style-name="P2"><text:s text:c="12"/>if(*e==')'){</text:p>
      <text:p text:style-name="P2"><text:s text:c="16"/>if((x=pop())!='('){</text:p>
      <text:p text:style-name="P2"><text:s text:c="20"/>f++;</text:p>
      <text:p text:style-name="P2"><text:s text:c="20"/>break;</text:p>
      <text:p text:style-name="P2"><text:s text:c="16"/>}</text:p>
      <text:p text:style-name="P2"><text:s text:c="12"/>}</text:p>
      <text:p text:style-name="P2"><text:s text:c="12"/>else if(*e=='}'){</text:p>
      <text:p text:style-name="P2"><text:s text:c="16"/>if((x=pop())!='{'){</text:p>
      <text:p text:style-name="P2"><text:s text:c="20"/>f++;</text:p>
      <text:p text:style-name="P2"><text:s text:c="20"/>break;</text:p>
      <text:p text:style-name="P2"><text:s text:c="16"/>}</text:p>
      <text:p text:style-name="P2"><text:s text:c="12"/>}</text:p>
      <text:p text:style-name="P2"><text:s text:c="12"/>else if(*e==']'){</text:p>
      <text:p text:style-name="P2"><text:s text:c="16"/>if((x=pop())!='['){</text:p>
      <text:p text:style-name="P2"><text:s text:c="20"/>f++;</text:p>
      <text:p text:style-name="P2"><text:s text:c="20"/>break;</text:p>
      <text:p text:style-name="P2"><text:s text:c="16"/>}</text:p>
      <text:p text:style-name="P2"><text:s text:c="12"/>}</text:p>
      <text:p text:style-name="P2"><text:s text:c="8"/>}</text:p>
      <text:p text:style-name="P2"><text:s text:c="8"/>e++;</text:p>
      <text:p text:style-name="P2"><text:s text:c="4"/>}</text:p>
      <text:p text:style-name="P2"><text:soft-page-break/></text:p>
      <text:p text:style-name="P2"><text:s text:c="4"/>//If stack is empty that means parentheses are balanced</text:p>
      <text:p text:style-name="P2"><text:s text:c="4"/>if(top==-1&amp;&amp;f==0){</text:p>
      <text:p text:style-name="P2"><text:s text:c="8"/>printf("\nBalanced parentheses");</text:p>
      <text:p text:style-name="P2"><text:s text:c="4"/>}</text:p>
      <text:p text:style-name="P2"><text:s text:c="4"/>else if(f!=0){</text:p>
      <text:p text:style-name="P2"><text:s text:c="8"/>printf("\nExpression not correct");</text:p>
      <text:p text:style-name="P2"><text:s text:c="4"/>}</text:p>
      <text:p text:style-name="P2"><text:s text:c="4"/>else{</text:p>
      <text:p text:style-name="P2"><text:s text:c="8"/>printf("\nUnbalanced parantheses");</text:p>
      <text:p text:style-name="P2"><text:s text:c="4"/>}</text:p>
      <text:p text:style-name="P2">}</text:p>
      <text:p text:style-name="P2"/>
      <text:p text:style-name="P3">Output:</text:p>
      <text:p text:style-name="P2">Enter the expression:(a+b)</text:p>
      <text:p text:style-name="P2"/>
      <text:p text:style-name="P2">Balanced parenthesesuser@rkmubuntu-HP-280:~/Desktop/lab/ds_assignment/parentheses$ ./a.out</text:p>
      <text:p text:style-name="P2"/>
      <text:p text:style-name="P2">Enter the expression:(a+{b/c)</text:p>
      <text:p text:style-name="P2"/>
      <text:p text:style-name="P2">Expression not correctuser@rkmubuntu-HP-280:~/Desktop/lab/ds_assignment/parentheses$ ./a.out</text:p>
      <text:p text:style-name="P2"/>
      <text:p text:style-name="P2">Enter the expression:(a+(b/c}</text:p>
      <text:p text:style-name="P2"/>
      <text:p text:style-name="P2">Expression not correctuser@rkmubuntu-HP-280:~/Desktop/lab/ds_assignment/parentheses$ ./a.out</text:p>
      <text:p text:style-name="P2"/>
      <text:p text:style-name="P2">Enter the expression:(a+{b/c})</text:p>
      <text:p text:style-name="P2"/>
      <text:p text:style-name="P2">Balanced parenthe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5T14:45:14.493043064</meta:creation-date>
    <dc:date>2024-03-15T14:47:06.228106639</dc:date>
    <meta:editing-duration>PT1M54S</meta:editing-duration>
    <meta:editing-cycles>1</meta:editing-cycles>
    <meta:document-statistic meta:table-count="0" meta:image-count="0" meta:object-count="0" meta:page-count="2" meta:paragraph-count="67" meta:word-count="116" meta:character-count="1542" meta:non-whitespace-character-count="1042"/>
    <meta:generator>LibreOffice/6.0.7.3$Linux_X86_64 LibreOffice_project/00m0$Build-3</meta:generator>
  </office:meta>
</office:document-meta>
</file>